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34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1.0361in" style:use-optimal-column-width="false"/>
    </style:style>
    <style:style style:name="TableColumn112" style:family="table-column">
      <style:table-column-properties style:column-width="5.5861in" style:use-optimal-column-width="false"/>
    </style:style>
    <style:style style:name="Table110" style:family="table">
      <style:table-properties style:width="6.622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2" style:family="paragraph">
      <style:text-properties fo:font-size="8pt" style:font-size-asian="8pt" style:font-size-complex="8pt"/>
    </style:style>
    <style:style style:name="P119" style:parent-style-name="TableContents" style:list-style-name="LFO2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3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Fuentedepárrafopredeter." style:family="text">
      <style:text-properties fo:font-size="8pt" style:font-size-asian="8pt" style:font-size-complex="8pt"/>
    </style:style>
    <style:style style:name="T152" style:parent-style-name="Fuentedepárrafopredeter." style:family="text">
      <style:text-properties fo:font-size="8pt" style:font-size-asian="8pt" style:font-size-complex="8pt"/>
    </style:style>
    <style:style style:name="T153" style:parent-style-name="Fuentedepárrafopredeter." style:family="text">
      <style:text-properties fo:font-size="8pt" style:font-size-asian="8pt" style:font-size-complex="8pt" fo:background-color="#FFFF00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6" style:family="table-column">
      <style:table-column-properties style:column-width="3.3048in" style:use-optimal-column-width="false"/>
    </style:style>
    <style:style style:name="TableColumn187" style:family="table-column">
      <style:table-column-properties style:column-width="3.3048in" style:use-optimal-column-width="false"/>
    </style:style>
    <style:style style:name="Table185" style:family="table">
      <style:table-properties style:width="6.6097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0" style:family="table-column">
      <style:table-column-properties style:column-width="3.3048in" style:use-optimal-column-width="false"/>
    </style:style>
    <style:style style:name="TableColumn201" style:family="table-column">
      <style:table-column-properties style:column-width="3.3048in" style:use-optimal-column-width="false"/>
    </style:style>
    <style:style style:name="Table199" style:family="table">
      <style:table-properties style:width="6.6097in" fo:margin-left="0in" table:align="lef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text-properties fo:font-size="8pt" style:font-size-asian="8pt" style:font-size-complex="8pt"/>
    </style:style>
    <style:style style:name="P21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4" style:family="table-column">
      <style:table-column-properties style:column-width="3.3048in" style:use-optimal-column-width="false"/>
    </style:style>
    <style:style style:name="TableColumn215" style:family="table-column">
      <style:table-column-properties style:column-width="3.3048in" style:use-optimal-column-width="false"/>
    </style:style>
    <style:style style:name="Table213" style:family="table">
      <style:table-properties style:width="6.6097in" fo:margin-left="0in" table:align="lef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text-properties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8" style:family="table-column">
      <style:table-column-properties style:column-width="3.3048in" style:use-optimal-column-width="false"/>
    </style:style>
    <style:style style:name="TableColumn229" style:family="table-column">
      <style:table-column-properties style:column-width="3.3048in" style:use-optimal-column-width="false"/>
    </style:style>
    <style:style style:name="Table227" style:family="table">
      <style:table-properties style:width="6.6097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TableContents" style:family="paragraph">
      <style:text-properties fo:font-size="8pt" style:font-size-asian="8pt" style:font-size-complex="8pt"/>
    </style:style>
    <style:style style:name="P2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2" style:family="table-column">
      <style:table-column-properties style:column-width="3.3048in" style:use-optimal-column-width="false"/>
    </style:style>
    <style:style style:name="TableColumn243" style:family="table-column">
      <style:table-column-properties style:column-width="3.3048in" style:use-optimal-column-width="false"/>
    </style:style>
    <style:style style:name="Table241" style:family="table">
      <style:table-properties style:width="6.609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text-properties fo:font-size="8pt" style:font-size-asian="8pt" style:font-size-complex="8pt"/>
    </style:style>
    <style:style style:name="P253" style:parent-style-name="TableContents" style:family="paragraph">
      <style:text-properties fo:font-size="8pt" style:font-size-asian="8pt" style:font-size-complex="8pt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P25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7" style:parent-style-name="Fuentedepárrafopredeter." style:family="text">
      <style:text-properties fo:font-size="8pt" style:font-size-asian="8pt" style:font-size-complex="8pt"/>
    </style:style>
    <style:style style:name="T268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269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Standard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6" style:parent-style-name="Normal" style:family="paragraph">
      <style:text-properties text:display="none"/>
    </style:style>
    <style:style style:name="TableColumn298" style:family="table-column">
      <style:table-column-properties style:column-width="0.5013in" style:use-optimal-column-width="false"/>
    </style:style>
    <style:style style:name="TableColumn299" style:family="table-column">
      <style:table-column-properties style:column-width="0.6263in" style:use-optimal-column-width="false"/>
    </style:style>
    <style:style style:name="TableColumn300" style:family="table-column">
      <style:table-column-properties style:column-width="1.1659in" style:use-optimal-column-width="false"/>
    </style:style>
    <style:style style:name="TableColumn301" style:family="table-column">
      <style:table-column-properties style:column-width="4.3993in" style:use-optimal-column-width="false"/>
    </style:style>
    <style:style style:name="Table297" style:family="table">
      <style:table-properties style:width="6.693in" fo:margin-left="-0.009in" table:align="lef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</style:style>
    <style:style style:name="T329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30" style:parent-style-name="Fuentedepárrafopredeter." style:family="text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(UC-04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3</text:p>
          </table:table-cell>
          <table:table-cell table:style-name="TableCell19">
            <text:p text:style-name="P20">El sistema permitirá actualizar el stock de artículos luego de realizada la vent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<text:s/>permitirá remover los artículos de una Venta no Finalizada.</text:p>
          </table:table-cell>
        </table:table-row>
        <table:table-row table:style-name="TableRow26">
          <table:table-cell table:style-name="TableCell27">
            <text:p text:style-name="P28">RF-00</text:p>
          </table:table-cell>
          <table:table-cell table:style-name="TableCell29">
            <text:p text:style-name="P30">El Sistema permitirá finalizar una Venta cuando se hallan removido los artículos de la Venta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Ajustar Stock (UC-04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Procesar Venta (UC-01)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Secundario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actualización de artículos en una Góndol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<text:s/>Ajustar Stock (UC-04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<text:s/>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Procesar Venta (UC-01)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actualización de artículos en una Góndola</text:p>
                  <text:p text:style-name="P95">Procesar Venta (UC-01): Quiere entradas precisas,<text:s/>rápidas y sin errores de artícul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xiste una venta sin finalizar</text:p>
                    </text:list-item>
                    <text:list-item>
                      <text:p text:style-name="P106">Deben existir artículos en stock para realizar el decremento de artículos.</text:p>
                    </text:list-item>
                  </text:list>
                </table:table-cell>
              </table:table-row>
            </table:table>
            <text:p text:style-name="P107"/>
          </table:table-cell>
          <table:covered-table-cell/>
        </table:table-row>
        <table:table-row table:style-name="TableRow108">
          <table:table-cell table:style-name="TableCell109" table:number-columns-spanned="2">
            <table:table table:style-name="Table110">
              <table:table-columns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Pos condición:</text:p>
                </table:table-cell>
                <table:table-cell table:style-name="TableCell116">
                  <text:p text:style-name="P117">Éxito: Flujo Normal</text:p>
                  <text:list text:style-name="LFO2" text:continue-numbering="true">
                    <text:list-item>
                      <text:p text:style-name="P118">Se remueve un artículo de un sector<text:s/>correspondiente.</text:p>
                    </text:list-item>
                    <text:list-item>
                      <text:p text:style-name="P119">Se actualiza el inventario.</text:p>
                    </text:list-item>
                    <text:list-item>
                      <text:p text:style-name="P120">Se autoriza a finalizar la Venta.</text:p>
                    </text:list-item>
                  </text:list>
                  <text:p text:style-name="P121"/>
                  <text:p text:style-name="P122">Fracaso 1:</text:p>
                  <text:list text:style-name="LFO3" text:continue-numbering="true">
                    <text:list-item>
                      <text:p text:style-name="P123">2.a El Sistema verifica que la Venta no se encuentra registrada</text:p>
                    </text:list-item>
                  </text:list>
                  <text:p text:style-name="P124">Fracaso 2:</text:p>
                  <text:list text:style-name="LFO3" text:continue-numbering="true">
                    <text:list-item>
                      <text:p text:style-name="P125">2.b El Sistema verifica que la Venta está finalizada</text:p>
                    </text:list-item>
                  </text:list>
                  <text:p text:style-name="P126">Fracaso 3:</text:p>
                  <text:list text:style-name="LFO3" text:continue-numbering="true">
                    <text:list-item>
                      <text:p text:style-name="P127">3.a El Sistema no<text:s/>encuentra la Góndola</text:p>
                    </text:list-item>
                  </text:list>
                  <text:p text:style-name="P128">Fracaso 4:</text:p>
                  <text:list text:style-name="LFO3" text:continue-numbering="true">
                    <text:list-item>
                      <text:p text:style-name="P129">3.b El Sistema no encuentra la Estante</text:p>
                    </text:list-item>
                  </text:list>
                  <text:p text:style-name="P130">Fracaso 5:</text:p>
                  <text:list text:style-name="LFO3" text:continue-numbering="true">
                    <text:list-item>
                      <text:p text:style-name="P131">3.c El Sistema no encuentra la Góndol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TableContents"><text:span text:style-name="T151">1. El Caso de Uso “Procesar Venta (UC-01)” presenta una Venta sin finalizar con sus respectivas<text:s/></text:span><text:span text:style-name="T152">líneas de venta, que contienen a</text:span><text:span text:style-name="T153">rtículos necesitan ser actualizados en Góndola</text:span>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verifica en registro de ventas en función a la venta ingresada, teniendo en cuenta que no esté finalizad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la Góndola, el Estante y el Sector en donde se encuentra el artículo de la línea de venta correspondiente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 remueve el artículo del Sector correspondiente</text:p>
                </table:table-cell>
              </table:table-row>
              <table:table-row table:style-name="TableRow171">
                <table:table-cell table:style-name="TableCell172" table:number-columns-spanned="2">
                  <text:p text:style-name="P173">Se repite el paso 3 y 4 hasta que se termine la última línea de Venta de la Venta reportada</text:p>
                </table:table-cell>
                <table:covered-table-cell/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informa<text:s/>que se ha actualizado el Stock en góndola y que se puede finalizar la Venta</text:p>
                </table:table-cell>
              </table:table-row>
            </table:table>
            <text:p text:style-name="P179"/>
          </table:table-cell>
          <table:covered-table-cell/>
        </table:table-row>
        <table:table-row table:style-name="TableRow180">
          <table:table-cell table:style-name="TableCell181" table:number-columns-spanned="2">
            <text:p text:style-name="P182">Flujos Alternativos</text:p>
          </table:table-cell>
          <table:covered-table-cell/>
        </table:table-row>
        <table:table-row table:style-name="TableRow183">
          <table:table-cell table:style-name="TableCell184" table:number-columns-spanned="2">
            <table:table table:style-name="Table185">
              <table:table-columns>
                <table:table-column table:style-name="TableColumn186"/>
                <table:table-column table:style-name="TableColumn187"/>
              </table:table-columns>
              <table:table-row table:style-name="TableRow188">
                <table:table-cell table:style-name="TableCell189" table:number-columns-spanned="2">
                  <text:p text:style-name="P190">2.a El Sistema verifica que la Venta no se encuentra registrada</text:p>
                </table:table-cell>
                <table:covered-table-cell/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1. El Sistema informa que la venta no se encuentra registrada, y que se vuelva a registrar<text:s/>la misma</text:p>
                </table:table-cell>
              </table:table-row>
            </table:table>
            <text:p text:style-name="P196"/>
          </table:table-cell>
          <table:covered-table-cell/>
        </table:table-row>
        <table:table-row table:style-name="TableRow197">
          <table:table-cell table:style-name="TableCell198" table:number-columns-spanned="2">
            <table:table table:style-name="Table199">
              <table:table-columns>
                <table:table-column table:style-name="TableColumn200"/>
                <table:table-column table:style-name="TableColumn201"/>
              </table:table-columns>
              <table:table-row table:style-name="TableRow202">
                <table:table-cell table:style-name="TableCell203" table:number-columns-spanned="2">
                  <text:p text:style-name="P204">2.b El Sistema verifica que la Venta está finalizada</text:p>
                </table:table-cell>
                <table:covered-table-cell/>
              </table:table-row>
              <table:table-row table:style-name="TableRow205">
                <table:table-cell table:style-name="TableCell206">
                  <text:p text:style-name="P207"/>
                </table:table-cell>
                <table:table-cell table:style-name="TableCell208">
                  <text:p text:style-name="P209">1. El Sistema informa que la venta está finalizada, y que los artículos ya fueron actualizados en góndola</text:p>
                </table:table-cell>
              </table:table-row>
            </table:table>
            <text:p text:style-name="P210"/>
          </table:table-cell>
          <table:covered-table-cell/>
        </table:table-row>
        <table:table-row table:style-name="TableRow211">
          <table:table-cell table:style-name="TableCell212" table:number-columns-spanned="2">
            <table:table table:style-name="Table213">
              <table:table-columns>
                <table:table-column table:style-name="TableColumn214"/>
                <table:table-column table:style-name="TableColumn215"/>
              </table:table-columns>
              <table:table-row table:style-name="TableRow216">
                <table:table-cell table:style-name="TableCell217" table:number-columns-spanned="2">
                  <text:p text:style-name="P218">3.a El Sistema no encuentra la Góndola</text:p>
                </table:table-cell>
                <table:covered-table-cell/>
              </table:table-row>
              <table:table-row table:style-name="TableRow219">
                <table:table-cell table:style-name="TableCell220">
                  <text:p text:style-name="P221"/>
                </table:table-cell>
                <table:table-cell table:style-name="TableCell222">
                  <text:p text:style-name="P223">1. El Sistema informa que el artículo<text:s/>no se encuentra en góndola, solicita que se reingrese esa línea de venta</text:p>
                </table:table-cell>
              </table:table-row>
            </table:table>
            <text:p text:style-name="P224"/>
          </table:table-cell>
          <table:covered-table-cell/>
        </table:table-row>
        <table:table-row table:style-name="TableRow225">
          <table:table-cell table:style-name="TableCell226" table:number-columns-spanned="2">
            <table:table table:style-name="Table227">
              <table:table-columns>
                <table:table-column table:style-name="TableColumn228"/>
                <table:table-column table:style-name="TableColumn229"/>
              </table:table-columns>
              <table:table-row table:style-name="TableRow230">
                <table:table-cell table:style-name="TableCell231" table:number-columns-spanned="2">
                  <text:p text:style-name="P232">3.b El Sistema no encuentra la Estante</text:p>
                </table:table-cell>
                <table:covered-table-cell/>
              </table:table-row>
              <table:table-row table:style-name="TableRow233">
                <table:table-cell table:style-name="TableCell234">
                  <text:p text:style-name="P235"/>
                </table:table-cell>
                <table:table-cell table:style-name="TableCell236">
                  <text:p text:style-name="P237">1. El Sistema informa que el artículo no se encuentra en el Estante, solicita que se reingrese esa línea de venta</text:p>
                </table:table-cell>
              </table:table-row>
            </table:table>
            <text:p text:style-name="P238"/>
          </table:table-cell>
          <table:covered-table-cell/>
        </table:table-row>
        <table:table-row table:style-name="TableRow239">
          <table:table-cell table:style-name="TableCell240" table:number-columns-spanned="2">
            <table:table table:style-name="Table241">
              <table:table-columns>
                <table:table-column table:style-name="TableColumn242"/>
                <table:table-column table:style-name="TableColumn243"/>
              </table:table-columns>
              <table:table-row table:style-name="TableRow244">
                <table:table-cell table:style-name="TableCell245" table:number-columns-spanned="2">
                  <text:p text:style-name="P246">3.c El Sistema no<text:s/>encuentra la Góndola</text:p>
                </table:table-cell>
                <table:covered-table-cell/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1. El Sistema informa que el artículo no se encuentra en Estante, solicita que se reingrese esa línea de venta</text:p>
                  <text:p text:style-name="P252"/>
                  <text:p text:style-name="P253"/>
                  <text:p text:style-name="P254"/>
                  <text:p text:style-name="P255"/>
                  <text:p text:style-name="P256"/>
                  <text:p text:style-name="P257"/>
                </table:table-cell>
              </table:table-row>
            </table:table>
            <text:p text:style-name="P258"/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/>
          </table:table-cell>
          <table:covered-table-cell/>
        </table:table-row>
        <table:table-row table:style-name="TableRow262">
          <table:table-cell table:style-name="TableCell263" table:number-columns-spanned="2">
            <text:p text:style-name="P264">Observación: No contempla el ajuste de stock en Deposito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TableContents"><text:span text:style-name="T267">Reglas de Negocio Asociadas:<text:s/></text:span><text:span text:style-name="T268">RF-01, RF-02, RF-03,<text:s/></text:span><text:span text:style-name="T269">RF-04, RF-07, RF-08, RF-09</text:span></text:p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P272">Requerimientos no Funcionales Asociados:</text:p>
          </table:table-cell>
          <table:covered-table-cell/>
        </table:table-row>
        <table:table-row table:style-name="TableRow273">
          <table:table-cell table:style-name="TableCell274">
            <text:p text:style-name="P275">Fuente: Roberto Sueldo</text:p>
          </table:table-cell>
          <table:table-cell table:style-name="TableCell276">
            <text:p text:style-name="P277">Referencia Fuente: Trabajo Practico Integrador POO</text:p>
          </table:table-cell>
        </table:table-row>
        <table:table-row table:style-name="TableRow278">
          <table:table-cell table:style-name="TableCell279" table:number-columns-spanned="2">
            <text:p text:style-name="P280">Asociación de Extensión: NO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Asociación de Inclusión: SI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Caso de Uso donde se incluye: Procesar Venta (UC-01)</text:p>
          </table:table-cell>
          <table:covered-table-cell/>
        </table:table-row>
        <table:table-row table:style-name="TableRow287">
          <table:table-cell table:style-name="TableCell288" table:number-columns-spanned="2">
            <text:p text:style-name="P289">Caso de Uso al que extiende: Ajustar Stock (UC-04)</text:p>
          </table:table-cell>
          <table:covered-table-cell/>
        </table:table-row>
        <table:table-row table:style-name="TableRow290">
          <table:table-cell table:style-name="TableCell291" table:number-columns-spanned="2">
            <text:p text:style-name="P292">Caso de Uso de generalización: Ninguno</text:p>
          </table:table-cell>
          <table:covered-table-cell/>
        </table:table-row>
        <table:table-row table:style-name="TableRow293">
          <table:table-cell table:style-name="TableCell294" table:number-columns-spanned="2">
            <text:p text:style-name="P295">Historia de cambios</text:p>
          </table:table-cell>
          <table:covered-table-cell/>
        </table:table-row>
      </table:table>
      <text:p text:style-name="P296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Versión</text:p>
          </table:table-cell>
          <table:table-cell table:style-name="TableCell305">
            <text:p text:style-name="P306">Fecha</text:p>
          </table:table-cell>
          <table:table-cell table:style-name="TableCell307">
            <text:p text:style-name="P308">Autor</text:p>
          </table:table-cell>
          <table:table-cell table:style-name="TableCell309">
            <text:p text:style-name="P310">Descripción de Cambi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4/09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Inicio del caso de uso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14/09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<text:span text:style-name="T329">Extensión del Caso de Uso<text:s/></text:span><text:span text:style-name="T330">“Ajustar Stock (UC-04)</text:span></text:p>
          </table:table-cell>
        </table:table-row>
        <table:table-row table:style-name="TableRow331">
          <table:table-cell table:style-name="TableCell332">
            <text:p text:style-name="P333">1.0</text:p>
          </table:table-cell>
          <table:table-cell table:style-name="TableCell334">
            <text:p text:style-name="P335">14/09/2015</text:p>
          </table:table-cell>
          <table:table-cell table:style-name="TableCell336">
            <text:p text:style-name="P337">Betancur Damián Ariel</text:p>
          </table:table-cell>
          <table:table-cell table:style-name="TableCell338">
            <text:p text:style-name="P339">Identificación de Requisitos Funcionales</text:p>
          </table:table-cell>
        </table:table-row>
        <table:table-row table:style-name="TableRow340">
          <table:table-cell table:style-name="TableCell341">
            <text:p text:style-name="P342">1.0</text:p>
          </table:table-cell>
          <table:table-cell table:style-name="TableCell343">
            <text:p text:style-name="P344">14/09/2015</text:p>
          </table:table-cell>
          <table:table-cell table:style-name="TableCell345">
            <text:p text:style-name="P346">Betancur Damián Ariel</text:p>
          </table:table-cell>
          <table:table-cell table:style-name="TableCell347">
            <text:p text:style-name="P348">Identificación de Reglas de Negocio</text:p>
          </table:table-cell>
        </table:table-row>
        <table:table-row table:style-name="TableRow349">
          <table:table-cell table:style-name="TableCell350">
            <text:p text:style-name="P351">1.0</text:p>
          </table:table-cell>
          <table:table-cell table:style-name="TableCell352">
            <text:p text:style-name="P353">14/09/2015</text:p>
          </table:table-cell>
          <table:table-cell table:style-name="TableCell354">
            <text:p text:style-name="P355">Betancur Damián Ariel</text:p>
          </table:table-cell>
          <table:table-cell table:style-name="TableCell356">
            <text:p text:style-name="P357">Diagrama de<text:s/>Secuencia del Sistema (DSS)</text:p>
          </table:table-cell>
        </table:table-row>
        <table:table-row table:style-name="TableRow358">
          <table:table-cell table:style-name="TableCell359">
            <text:p text:style-name="P360">1.0</text:p>
          </table:table-cell>
          <table:table-cell table:style-name="TableCell361">
            <text:p text:style-name="P362">14/09/2015</text:p>
          </table:table-cell>
          <table:table-cell table:style-name="TableCell363">
            <text:p text:style-name="P364">Betancur Damián Ariel</text:p>
          </table:table-cell>
          <table:table-cell table:style-name="TableCell365">
            <text:p text:style-name="P366">Codificación del caso de uso, asociación de requisitos y reglas del nego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Microsoft</dc:creator>
    <meta:creation-date>2014-11-19T19:55:00Z</meta:creation-date>
    <dc:date>2016-09-25T22:30:00Z</dc:date>
    <meta:print-date>2014-11-21T17:11:00Z</meta:print-date>
    <meta:template xlink:href="Normal" xlink:type="simple"/>
    <meta:editing-cycles>188</meta:editing-cycles>
    <meta:editing-duration>PT103440S</meta:editing-duration>
    <meta:document-statistic meta:page-count="3" meta:paragraph-count="8" meta:word-count="627" meta:character-count="4073" meta:row-count="28" meta:non-whitespace-character-count="3454"/>
  </office:meta>
</office:document-meta>
</file>